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6cb" officeooo:paragraph-rsid="0006d6cb"/>
    </style:style>
    <style:style style:name="P2" style:family="paragraph" style:parent-style-name="Standard">
      <style:text-properties fo:color="#800000" officeooo:rsid="0006d6cb" officeooo:paragraph-rsid="0006d6cb"/>
    </style:style>
    <style:style style:name="P3" style:family="paragraph" style:parent-style-name="Standard">
      <style:text-properties fo:color="#ff3333" officeooo:rsid="0006d6cb" officeooo:paragraph-rsid="0006d6cb"/>
    </style:style>
    <style:style style:name="T1" style:family="text">
      <style:text-properties officeooo:rsid="00088a3a"/>
    </style:style>
    <style:style style:name="T2" style:family="text">
      <style:text-properties fo:color="#ff3333"/>
    </style:style>
    <style:style style:name="T3" style:family="text">
      <style:text-properties fo:color="#ff3333" officeooo:rsid="00088a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 of 1 -</text:p>
      <text:p text:style-name="P1"/>
      <text:p text:style-name="P1">Question 1 of 10</text:p>
      <text:p text:style-name="P1">10.0 Points</text:p>
      <text:p text:style-name="P1">Marilyn knows, and hopes you understand, that the most important point of a programming language, and your code, is to communicate with other engineers in a way that the computer also understands.</text:p>
      <text:p text:style-name="P1"><text:s/>True</text:p>
      <text:p text:style-name="P1"><text:s/>False</text:p>
      <text:p text:style-name="P1">Reset Selection</text:p>
      <text:p text:style-name="P3">//TRUE</text:p>
      <text:p text:style-name="P2"/>
      <text:p text:style-name="P1">Question 2 of 10</text:p>
      <text:p text:style-name="P1">10.0 Points</text:p>
      <text:p text:style-name="P1">Indicate the choice that is NOT true, i.e., false, about "raw_input", or indicate that "all are true".</text:p>
      <text:p text:style-name="P1"><text:s text:c="2"/>A. always returns a string. <text:tab/></text:p>
      <text:p text:style-name="P1"><text:s text:c="2"/>B. returns an object with no new-line character. <text:tab/></text:p>
      <text:p text:style-name="P1">C. is a built-in function, always available.</text:p>
      <text:p text:style-name="P1"><text:tab/><text:span text:style-name="T2">//</text:span><text:span text:style-name="T3">yes</text:span></text:p>
      <text:p text:style-name="P1">D. all are true. <text:tab/>Reset Selection</text:p>
      <text:p text:style-name="P3">//<text:span text:style-name="T1">D all are true</text:span></text:p>
      <text:p text:style-name="P1"/>
      <text:p text:style-name="P1"/>
      <text:p text:style-name="P1">Question 3 of 10</text:p>
      <text:p text:style-name="P1">10.0 Points</text:p>
      <text:p text:style-name="P1">Study the attached code.</text:p>
      <text:p text:style-name="P1"/>
      <text:p text:style-name="P1">What happens if the user enters 95 at the prompt?</text:p>
      <text:p text:style-name="P1"><text:s text:c="4"/></text:p>
      <text:p text:style-name="P1"><text:s text:c="2"/>scores.py<text:tab/> <text:s text:c="3"/>0 KB</text:p>
      <text:p text:style-name="P1"><text:s text:c="2"/>A. Your grade is A. <text:tab/></text:p>
      <text:p text:style-name="P1"><text:s text:c="2"/>B. Your grade is B. <text:tab/></text:p>
      <text:p text:style-name="P1"><text:s text:c="2"/>C. Your grade is C. <text:tab/></text:p>
      <text:p text:style-name="P1"><text:s text:c="2"/>D. That's not a valid score. <text:tab/>Reset Selection</text:p>
      <text:p text:style-name="P1"/>
      <text:p text:style-name="P1">Question 4 of 10</text:p>
      <text:p text:style-name="P1">10.0 Points</text:p>
      <text:p text:style-name="P1">Again, a question about the same code snippet. </text:p>
      <text:p text:style-name="P1"/>
      <text:p text:style-name="P1">What happens if the user enters "A" at the prompt?</text:p>
      <text:p text:style-name="P1"><text:s text:c="2"/>A. Your grade is 95. <text:tab/></text:p>
      <text:p text:style-name="P1"><text:s text:c="2"/>B. Your grade is F. <text:tab/></text:p>
      <text:p text:style-name="P1"><text:s text:c="2"/>C. Your grade is A. <text:tab/></text:p>
      <text:p text:style-name="P1"><text:s text:c="2"/>D. That's not a valid score. <text:tab/>Reset Selection</text:p>
      <text:p text:style-name="P1"/>
      <text:p text:style-name="P1">Question 5 of 10</text:p>
      <text:p text:style-name="P1">10.0 Points</text:p>
      <text:p text:style-name="P1">What is the result:</text:p>
      <text:p text:style-name="P1"/>
      <text:p text:style-name="P1">for good in (2, 3):</text:p>
      <text:p text:style-name="P1"><text:soft-page-break/><text:s text:c="4"/>print good * good,</text:p>
      <text:p text:style-name="P1"/>
      <text:p text:style-name="P1"><text:s text:c="2"/>A. goodgood goodgoodgood <text:tab/></text:p>
      <text:p text:style-name="P1"><text:s text:c="2"/>B. 4 9 <text:tab/></text:p>
      <text:p text:style-name="P1"><text:s text:c="2"/>C. goodgoodgoodgoodgoodgood <text:tab/></text:p>
      <text:p text:style-name="P1"><text:s text:c="2"/>D. 6 <text:tab/>Reset Selection</text:p>
      <text:p text:style-name="P1"/>
      <text:p text:style-name="P1">Question 6 of 10</text:p>
      <text:p text:style-name="P1">10.0 Points</text:p>
      <text:p text:style-name="P1">Which produces: [8, 6, 4]?</text:p>
      <text:p text:style-name="P1"><text:s text:c="2"/>A. range(9, 3, -2) <text:tab/></text:p>
      <text:p text:style-name="P1"><text:s text:c="2"/>B. range[9, 3, -2] <text:tab/></text:p>
      <text:p text:style-name="P1"><text:s text:c="2"/>C. range(-2, 4, 8) <text:tab/></text:p>
      <text:p text:style-name="P1"><text:s text:c="2"/>D. range[-2, 4, 8] <text:tab/></text:p>
      <text:p text:style-name="P1"><text:s text:c="2"/>E. range(8, 3, -2) <text:tab/></text:p>
      <text:p text:style-name="P1"><text:s text:c="2"/>F. range[8, 3, -2] <text:tab/></text:p>
      <text:p text:style-name="P1"><text:s text:c="2"/>G. range(8, 2, -3) <text:tab/></text:p>
      <text:p text:style-name="P1"><text:s text:c="2"/>H. range[8, 2, -3] <text:tab/>Reset Selection</text:p>
      <text:p text:style-name="P1"/>
      <text:p text:style-name="P1">Question 7 of 10</text:p>
      <text:p text:style-name="P1">10.0 Points</text:p>
      <text:p text:style-name="P1">Which is not a valid use of else?</text:p>
      <text:p text:style-name="P1"/>
      <text:p text:style-name="P1"><text:s text:c="2"/>A.</text:p>
      <text:p text:style-name="P1">With an if</text:p>
      <text:p text:style-name="P1"/>
      <text:p text:style-name="P1"><text:s text:c="2"/>B.</text:p>
      <text:p text:style-name="P1">With an elif</text:p>
      <text:p text:style-name="P1"/>
      <text:p text:style-name="P1"><text:s text:c="2"/>C.</text:p>
      <text:p text:style-name="P1">With a during</text:p>
      <text:p text:style-name="P1"/>
      <text:p text:style-name="P1"><text:s text:c="2"/>D.</text:p>
      <text:p text:style-name="P1">With a while</text:p>
      <text:p text:style-name="P1"/>
      <text:p text:style-name="P1"><text:s text:c="2"/>E.</text:p>
      <text:p text:style-name="P1">With a for</text:p>
      <text:p text:style-name="P1"/>
      <text:p text:style-name="P1"><text:s text:c="2"/>F.</text:p>
      <text:p text:style-name="P1">With a try/except</text:p>
      <text:p text:style-name="P1"/>
      <text:p text:style-name="P1">Reset Selection</text:p>
      <text:p text:style-name="P1"/>
      <text:p text:style-name="P1">Question 8 of 10</text:p>
      <text:p text:style-name="P1">10.0 Points</text:p>
      <text:p text:style-name="P1">The following snippet:</text:p>
      <text:p text:style-name="P1"/>
      <text:p text:style-name="P1">for count in range(3, 0, -1):</text:p>
      <text:p text:style-name="P1"><text:s text:c="4"/>print count</text:p>
      <text:p text:style-name="P1"><text:soft-page-break/></text:p>
      <text:p text:style-name="P1">places each number on a separate line. <text:s/>How do I arrange for the numbers to appear on the same line?</text:p>
      <text:p text:style-name="P1"><text:s/></text:p>
      <text:p text:style-name="P1"/>
      <text:p text:style-name="P1"><text:s text:c="2"/>A. add a comma <text:tab/></text:p>
      <text:p text:style-name="P1"><text:s text:c="2"/>B. add a [-1] <text:tab/></text:p>
      <text:p text:style-name="P1"><text:s text:c="2"/>C. add a semicolon <text:tab/></text:p>
      <text:p text:style-name="P1"><text:s text:c="2"/>D. use printx <text:tab/></text:p>
      <text:p text:style-name="P1"><text:s text:c="2"/>E. It can't be done until we learn about writing directly to stdout. <text:tab/>Reset Selection</text:p>
      <text:p text:style-name="P1"/>
      <text:p text:style-name="P1">Question 9 of 10</text:p>
      <text:p text:style-name="P1">10.0 Points</text:p>
      <text:p text:style-name="P1">Typing:</text:p>
      <text:p text:style-name="P1"/>
      <text:p text:style-name="P1">from __future__ import division </text:p>
      <text:p text:style-name="P1"/>
      <text:p text:style-name="P1">at the top of your code module will:</text:p>
      <text:p text:style-name="P1"/>
      <text:p text:style-name="P1"><text:s text:c="2"/>A. make '//' mean floating point division. <text:tab/></text:p>
      <text:p text:style-name="P1"><text:s text:c="2"/>B. make '/' mean floating point division. <text:tab/></text:p>
      <text:p text:style-name="P1"><text:s text:c="2"/>C. make your code separate into logical divisions. <text:tab/></text:p>
      <text:p text:style-name="P1"><text:s text:c="2"/>D. make integer division round to the nearest integer. <text:tab/>Reset Selection</text:p>
      <text:p text:style-name="P1"/>
      <text:p text:style-name="P1">Question 10 of 10</text:p>
      <text:p text:style-name="P1">10.0 Points</text:p>
      <text:p text:style-name="P1">What string results:</text:p>
      <text:p text:style-name="P1"/>
      <text:p text:style-name="P1">"$%4.2f" % (123.456)</text:p>
      <text:p text:style-name="P1"/>
      <text:p text:style-name="P1"><text:s text:c="2"/>A. '$123.5' <text:tab/></text:p>
      <text:p text:style-name="P1"><text:s text:c="2"/>B. '$123.46' <text:tab/></text:p>
      <text:p text:style-name="P1"><text:s text:c="2"/>C. '$3.467' <text:tab/></text:p>
      <text:p text:style-name="P1"><text:s text:c="2"/>D. '$ 123.46' <text:tab/></text:p>
      <text:p text:style-name="P1"><text:s text:c="2"/>E. '$ 123.5' <text:tab/>Reset Sel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00:07:55.053444685</meta:creation-date>
    <dc:date>2016-08-05T00:21:56.472433182</dc:date>
    <meta:editing-duration>PT3M51S</meta:editing-duration>
    <meta:editing-cycles>1</meta:editing-cycles>
    <meta:document-statistic meta:table-count="0" meta:image-count="0" meta:object-count="0" meta:page-count="3" meta:paragraph-count="101" meta:word-count="456" meta:character-count="2493" meta:non-whitespace-character-count="1961"/>
    <meta:generator>LibreOffice/5.1.4.2$Linux_X86_64 LibreOffice_project/10m0$Build-2</meta:generator>
  </office:meta>
</office:document-meta>
</file>